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0cm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9.2cm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0.491cm"/>
    </style:style>
    <style:style style:name="gr7" style:family="graphic" style:parent-style-name="standard">
      <style:graphic-properties draw:textarea-horizontal-align="justify" draw:textarea-vertical-align="middle" draw:auto-grow-height="false" fo:min-height="6.05cm" fo:min-width="7.4cm"/>
    </style:style>
    <style:style style:name="gr8" style:family="graphic" style:parent-style-name="standard">
      <style:graphic-properties draw:textarea-horizontal-align="justify" draw:textarea-vertical-align="middle" draw:auto-grow-height="false" fo:min-height="1.55cm" fo:min-width="3.8cm"/>
    </style:style>
    <style:style style:name="gr9" style:family="graphic" style:parent-style-name="standard">
      <style:graphic-properties draw:textarea-horizontal-align="justify" draw:textarea-vertical-align="middle" draw:auto-grow-height="false" fo:min-height="1.95cm" fo:min-width="1.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07cm"/>
    </style:style>
    <style:style style:name="gr12" style:family="graphic" style:parent-style-name="standard">
      <style:graphic-properties draw:stroke="none" svg:stroke-color="#000000" draw:fill="none" draw:fill-color="#ffffff" fo:min-height="2.11cm"/>
    </style:style>
    <style:style style:name="gr13" style:family="graphic" style:parent-style-name="standard">
      <style:graphic-properties draw:stroke="none" svg:stroke-color="#000000" draw:fill="none" draw:fill-color="#ffffff" fo:min-height="2.05cm"/>
    </style:style>
    <style:style style:name="gr14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0.3cm" svg:height="0.9cm" svg:x="19.8cm" svg:y="9.8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3cm" svg:height="0.9cm" svg:x="16.8cm" svg:y="9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3cm" svg:height="0.9cm" svg:x="4cm" svg:y="5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5cm" svg:height="1.4cm" svg:x="9.7cm" svg:y="0.2cm">
          <draw:text-box>
            <text:p><text:span text:style-name="T1">DAC control module</text:span></text:p>
          </draw:text-box>
        </draw:frame>
        <draw:custom-shape draw:style-name="gr3" draw:text-style-name="P1" xml:id="id6" draw:id="id6" draw:layer="layout" svg:width="9.7cm" svg:height="1.8cm" svg:x="3.4cm" svg:y="5cm">
          <text:p text:style-name="P1">16 bits Load/shift regist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3cm" svg:y1="3.3cm" svg:x2="8.284cm" svg:y2="5.044cm">
          <text:p/>
        </draw:line>
        <draw:frame draw:style-name="gr5" draw:text-style-name="P4" draw:layer="layout" svg:width="3.4cm" svg:height="1.1cm" svg:x="6.7cm" svg:y="2.4cm">
          <draw:text-box>
            <text:p>DAC input</text:p>
          </draw:text-box>
        </draw:frame>
        <draw:frame draw:style-name="gr6" draw:text-style-name="P5" draw:layer="layout" svg:width="1.7cm" svg:height="0.741cm" svg:x="8.5cm" svg:y="3.759cm">
          <draw:text-box>
            <text:p><text:span text:style-name="T2">16 bits</text:span></text:p>
          </draw:text-box>
        </draw:frame>
        <draw:custom-shape draw:style-name="gr7" draw:text-style-name="P1" xml:id="id4" draw:id="id4" draw:layer="layout" svg:width="7.9cm" svg:height="6.3cm" svg:x="15.2cm" svg:y="9.85cm">
          <text:p text:style-name="P1">FSM </text:p>
          <text:p text:style-name="P1">DAC serial control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4.3cm" svg:height="1.8cm" svg:x="3.9cm" svg:y="10.4cm">
          <text:p text:style-name="P1">5 bits counter</text:p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2.1cm" svg:height="2.2cm" svg:x="10.3cm" svg:y="11.9cm">
          <text:p text:style-name="P1">&gt;=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8.2cm" svg:y1="11.3cm" svg:x2="11.35cm" svg:y2="11.9cm" draw:start-shape="id1" draw:start-glue-point="1" draw:end-shape="id2" draw:end-glue-point="0" svg:d="M8200 11300h3150v600" svg:viewBox="0 0 3151 601">
          <text:p/>
        </draw:connector>
        <draw:frame draw:style-name="gr5" draw:text-style-name="P4" xml:id="id3" draw:id="id3" draw:layer="layout" svg:width="1.5cm" svg:height="1.1cm" svg:x="5.4cm" svg:y="14.7cm">
          <draw:text-box>
            <text:p>15</text:p>
          </draw:text-box>
        </draw:frame>
        <draw:connector draw:style-name="gr10" draw:text-style-name="P3" draw:layer="layout" svg:x1="6.9cm" svg:y1="15.25cm" svg:x2="11.35cm" svg:y2="14.1cm" draw:start-shape="id3" draw:start-glue-point="1" draw:end-shape="id2" draw:end-glue-point="2" svg:d="M6900 15250h4450v-1150" svg:viewBox="0 0 4451 1151">
          <text:p/>
        </draw:connector>
        <draw:connector draw:style-name="gr10" draw:text-style-name="P3" draw:layer="layout" svg:x1="12.4cm" svg:y1="13cm" svg:x2="15.2cm" svg:y2="13cm" draw:start-shape="id2" draw:start-glue-point="1" draw:end-shape="id4" svg:d="M12400 13000h2800" svg:viewBox="0 0 2801 1">
          <text:p/>
        </draw:connector>
        <draw:connector draw:style-name="gr10" draw:text-style-name="P3" draw:layer="layout" draw:line-skew="0cm -0.499cm" svg:x1="19.15cm" svg:y1="16.15cm" svg:x2="3.9cm" svg:y2="11.3cm" draw:start-shape="id4" draw:start-glue-point="2" draw:end-shape="id1" draw:end-glue-point="3" svg:d="M19150 16150v501h-16250v-5351h1000" svg:viewBox="0 0 16251 5352">
          <text:p/>
        </draw:connector>
        <draw:connector draw:style-name="gr10" draw:text-style-name="P3" draw:layer="layout" draw:line-skew="-0.713cm" svg:x1="19.95cm" svg:y1="9.825cm" svg:x2="8.25cm" svg:y2="6.8cm" draw:start-shape="id5" draw:start-glue-point="0" draw:end-shape="id6" svg:d="M19950 9825v-2225h-11700v-800" svg:viewBox="0 0 11701 3026">
          <text:p/>
        </draw:connector>
        <draw:line draw:style-name="gr10" draw:text-style-name="P3" draw:layer="layout" svg:x1="21.9cm" svg:y1="3.5cm" svg:x2="21.9cm" svg:y2="9.9cm">
          <text:p/>
        </draw:line>
        <draw:frame draw:style-name="gr5" draw:text-style-name="P4" draw:layer="layout" svg:width="3.4cm" svg:height="1.1cm" svg:x="20.1cm" svg:y="2.5cm">
          <draw:text-box>
            <text:p text:style-name="P1">Start</text:p>
          </draw:text-box>
        </draw:frame>
        <draw:frame draw:style-name="gr5" draw:text-style-name="P4" xml:id="id7" draw:id="id7" draw:layer="layout" svg:width="1.7cm" svg:height="1.1cm" svg:x="16.6cm" svg:y="5.35cm">
          <draw:text-box>
            <text:p>DIN</text:p>
          </draw:text-box>
        </draw:frame>
        <draw:connector draw:style-name="gr10" draw:text-style-name="P3" draw:layer="layout" svg:x1="13.1cm" svg:y1="5.9cm" svg:x2="16.6cm" svg:y2="5.9cm" draw:start-shape="id6" draw:start-glue-point="1" draw:end-shape="id7" svg:d="M13100 5900h3500" svg:viewBox="0 0 3501 1">
          <text:p/>
        </draw:connector>
        <draw:line draw:style-name="gr10" draw:text-style-name="P3" draw:layer="layout" svg:x1="23.1cm" svg:y1="10.8cm" svg:x2="25.8cm" svg:y2="10.8cm">
          <text:p/>
        </draw:line>
        <draw:line draw:style-name="gr10" draw:text-style-name="P3" draw:layer="layout" svg:x1="23.1cm" svg:y1="13.1cm" svg:x2="25.8cm" svg:y2="13.1cm">
          <text:p/>
        </draw:line>
        <draw:line draw:style-name="gr10" draw:text-style-name="P3" draw:layer="layout" svg:x1="23.1cm" svg:y1="15.5cm" svg:x2="25.8cm" svg:y2="15.5cm">
          <text:p/>
        </draw:line>
        <draw:frame draw:style-name="gr11" draw:text-style-name="P4" draw:layer="layout" svg:width="2.2cm" svg:height="1.657cm" svg:x="25.8cm" svg:y="10.3cm">
          <draw:text-box>
            <text:p>SCLK</text:p>
          </draw:text-box>
        </draw:frame>
        <draw:frame draw:style-name="gr12" draw:text-style-name="P4" draw:layer="layout" svg:width="2.7cm" svg:height="2.36cm" svg:x="25.8cm" svg:y="12.6cm">
          <draw:text-box>
            <text:p>FSYNC</text:p>
          </draw:text-box>
        </draw:frame>
        <draw:frame draw:style-name="gr13" draw:text-style-name="P4" draw:layer="layout" svg:width="2.9cm" svg:height="2.3cm" svg:x="25.8cm" svg:y="14.7cm">
          <draw:text-box>
            <text:p>Other</text:p>
            <text:p>output</text:p>
          </draw:text-box>
        </draw:frame>
        <draw:connector draw:style-name="gr10" draw:text-style-name="P3" draw:layer="layout" draw:line-skew="0.275cm" svg:x1="16.95cm" svg:y1="9.85cm" svg:x2="4.15cm" svg:y2="6.8cm" draw:start-shape="id8" draw:start-glue-point="0" draw:end-shape="id9" draw:end-glue-point="2" svg:d="M16950 9850v-1250h-12800v-1800" svg:viewBox="0 0 12801 3051">
          <text:p/>
        </draw:connector>
        <draw:frame draw:style-name="gr14" draw:text-style-name="P7" draw:layer="layout" svg:width="2.6cm" svg:height="0.683cm" svg:x="5.6cm" svg:y="7.917cm">
          <draw:text-box>
            <text:p text:style-name="P6"><text:span text:style-name="T3">mode</text:span></text:p>
          </draw:text-box>
        </draw:frame>
        <draw:frame draw:style-name="gr14" draw:text-style-name="P7" draw:layer="layout" svg:width="2.6cm" svg:height="0.683cm" svg:x="15cm" svg:y="6.917cm">
          <draw:text-box>
            <text:p text:style-name="P6"><text:span text:style-name="T3">enable</text:span></text:p>
          </draw:text-box>
        </draw:frame>
        <draw:frame draw:style-name="gr14" draw:text-style-name="P7" draw:layer="layout" svg:width="2.6cm" svg:height="0.683cm" svg:x="6.1cm" svg:y="15.95cm">
          <draw:text-box>
            <text:p text:style-name="P6"><text:span text:style-name="T3">enab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9T11:37:43.674000000</meta:creation-date>
    <dc:date>2017-07-06T15:16:53.783000000</dc:date>
    <meta:editing-duration>PT11M30S</meta:editing-duration>
    <meta:editing-cycles>2</meta:editing-cycles>
    <meta:generator>LibreOffice/5.3.3.2$Windows_x86 LibreOffice_project/3d9a8b4b4e538a85e0782bd6c2d430bafe583448</meta:generator>
    <meta:document-statistic meta:object-count="31"/>
  </office:meta>
</office:document-meta>
</file>